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54pt"/>
    </style:style>
    <style:style style:name="co2" style:family="table-column">
      <style:table-column-properties fo:break-before="auto" style:column-width="77.9pt"/>
    </style:style>
    <style:style style:name="co3" style:family="table-column">
      <style:table-column-properties fo:break-before="auto" style:column-width="190.74pt"/>
    </style:style>
    <style:style style:name="co4" style:family="table-column">
      <style:table-column-properties fo:break-before="auto" style:column-width="152.9pt"/>
    </style:style>
    <style:style style:name="co5" style:family="table-column">
      <style:table-column-properties fo:break-before="auto" style:column-width="107.66pt"/>
    </style:style>
    <style:style style:name="co6" style:family="table-column">
      <style:table-column-properties fo:break-before="auto" style:column-width="47.51pt"/>
    </style:style>
    <style:style style:name="co7" style:family="table-column">
      <style:table-column-properties fo:break-before="auto" style:column-width="1115.66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123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ro4" style:family="table-row">
      <style:table-row-properties style:row-height="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QT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常规_20_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常规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常规_20_2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常规_20_2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常规_20_2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常规_20_2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tyle-complex="normal" style:text-position="0%" fo:font-size="11pt" fo:font-weight="normal" style:text-underline-style="none" style:text-underline-color="font-color" style:text-line-through-type="none" fo:font-style="normal" style:text-outline="false" fo:color="#000000" fo:text-shadow="none" style:font-name-complex="宋体" style:font-size-asian="11pt" style:font-size-complex="11pt" style:font-weight-asian="normal" style:font-weight-complex="normal" style:font-style-asian="normal" style:font-name="宋体"/>
    </style:style>
    <style:style style:name="T2" style:family="text">
      <style:text-properties style:font-style-complex="normal" style:text-position="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Times New Roman"/>
    </style:style>
    <style:style style:name="T3" style:family="text">
      <style:text-properties fo:color="#000000"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4" style:family="text">
      <style:text-properties fo:color="#000000" style:font-name="Times New Roman" style:font-weight-complex="normal" style:font-weight-asian="normal" style:font-size-complex="12pt" style:font-size-asian="12pt" style:text-position="0%" fo:text-shadow="none" style:text-outline="false" style:text-line-through-type="none" style:text-underline-style="none" style:text-underline-color="font-color" fo:font-weight="normal" fo:font-size="12pt" fo:font-style="italic" style:font-style-asian="italic" style:font-style-complex="italic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name="Times New Roman" fo:text-shadow="none" style:font-style-complex="italic" style:font-style-asian="italic" style:font-weight-complex="normal" style:font-weight-asian="normal" fo:font-style="italic" style:text-underline-style="none" style:text-underline-color="font-color" style:text-line-through-type="none" style:text-outline="false" style:font-size-asian="12pt" style:font-size-complex="12pt" fo:font-weight="normal" fo:font-size="12pt" fo:color="#000000" style:text-position="0%"/>
    </style:style>
    <style:style style:name="T7" style:family="text">
      <style:text-properties style:font-name="Times New Roman" fo:text-shadow="none" style:font-weight-complex="normal" style:font-weight-asian="normal" style:text-underline-style="none" style:text-underline-color="font-color" style:text-line-through-type="none" style:text-outline="false" style:font-size-asian="12pt" style:font-size-complex="12pt" fo:font-weight="normal" fo:font-size="12pt" fo:color="#000000" style:text-position="0%" style:font-style-asian="normal" fo:font-style="normal" style:font-style-complex="normal"/>
    </style:style>
    <style:style style:name="T8" style:family="text">
      <style:text-properties style:font-name="Times New Roman" fo:text-shadow="none" style:font-weight-complex="normal" style:font-weight-asian="normal" style:text-underline-style="none" style:text-underline-color="font-color" style:text-line-through-type="none" style:text-outline="false" style:font-size-asian="12pt" style:font-size-complex="12pt" fo:font-weight="normal" fo:font-size="12pt" fo:color="#000000" style:text-position="0%" fo:font-style="italic" style:font-style-asian="italic" style:font-style-complex="italic"/>
    </style:style>
    <style:style style:name="T9" style:family="text">
      <style:text-properties style:font-name="Times New Roman" fo:text-shadow="none" style:font-weight-complex="normal" style:font-weight-asian="normal" style:text-underline-style="none" style:text-underline-color="font-color" style:text-line-through-type="none" style:text-outline="false" style:font-size-asian="12pt" style:font-size-complex="12pt" fo:font-weight="normal" fo:font-size="12pt" fo:color="#000000" style:text-position="0%" fo:font-style="normal" style:font-style-asian="normal" style:font-style-complex="normal"/>
    </style:style>
    <style:style style:name="T10" style:family="text">
      <style:text-properties style:font-name="Times New Roman" fo:text-shadow="none" style:font-weight-complex="normal" style:font-weight-asian="normal" style:text-underline-style="none" style:text-underline-color="font-color" style:text-line-through-type="none" style:text-outline="false" style:font-size-asian="12pt" style:font-size-complex="12pt" fo:font-weight="normal" fo:font-size="12pt" fo:color="#000000" style:text-position="0%" style:font-style-complex="italic" style:font-style-asian="italic" fo:font-style="italic"/>
    </style:style>
    <style:style style:name="T11" style:family="text">
      <style:text-properties style:font-name="Times New Roman" fo:text-shadow="none" style:font-weight-complex="normal" style:font-weight-asian="normal" style:text-underline-style="none" style:text-underline-color="font-color" style:text-line-through-type="none" style:text-outline="false" style:font-size-asian="12pt" style:font-size-complex="12pt" fo:font-weight="normal" fo:font-size="12pt" fo:color="#000000" style:text-position="0%" style:font-style-asian="normal" style:font-style-complex="normal" fo:font-style="normal"/>
    </style:style>
    <style:style style:name="T12" style:family="text">
      <style:text-properties fo:text-shadow="none" style:text-underline-style="none" style:text-underline-color="font-color" style:text-line-through-type="none" style:text-outline="false" style:font-size-asian="12pt" style:font-size-complex="12pt" fo:font-size="12pt" fo:color="#000000" style:text-position="0%" style:font-style-asian="normal" style:font-style-complex="normal" fo:font-style="normal" style:font-name="Times New Roman" fo:font-weight="bold" style:font-weight-asian="bold" style:font-weight-complex="bold"/>
    </style:style>
    <style:style style:name="T13" style:family="text">
      <style:text-properties fo:text-shadow="none" style:text-underline-style="none" style:text-underline-color="font-color" style:text-line-through-type="none" style:text-outline="false" style:font-size-asian="12pt" style:font-size-complex="12pt" fo:font-size="12pt" fo:color="#000000" style:text-position="0%" style:font-style-asian="normal" style:font-style-complex="normal" fo:font-style="normal" style:font-name="Times New Roman" fo:font-weight="normal" style:font-weight-asian="normal" style:font-weight-complex="normal"/>
    </style:style>
    <style:style style:name="T14" style:family="text">
      <style:text-properties style:font-style-asian="italic" fo:font-weight="normal" fo:font-size="12pt" style:font-weight-complex="normal" style:font-weight-asian="normal" style:font-size-complex="12pt" style:font-size-asian="12pt" style:text-position="0%" style:font-name="Times New Roman" style:font-style-complex="italic" fo:color="#000000" fo:text-shadow="none" style:text-outline="false" fo:font-style="italic" style:text-line-through-type="none" style:text-underline-style="none" style:text-underline-color="font-color"/>
    </style:style>
    <style:style style:name="T15" style:family="text">
      <style:text-properties fo:font-weight="normal" fo:font-size="12pt" style:font-weight-complex="normal" style:font-weight-asian="normal" style:font-size-complex="12pt" style:font-size-asian="12pt" style:text-position="0%" style:font-name="Times New Roman" fo:color="#000000" fo:text-shadow="none" style:text-outline="false" style:text-line-through-type="none" style:text-underline-style="none" style:text-underline-color="font-color" style:font-style-asian="normal" style:font-style-complex="normal" fo:font-style="normal"/>
    </style:style>
    <style:style style:name="T16" style:family="text">
      <style:text-properties fo:font-weight="normal" fo:font-size="12pt" style:font-weight-complex="normal" style:font-weight-asian="normal" style:font-size-complex="12pt" style:font-size-asian="12pt" style:text-position="0%" style:font-name="Times New Roman" fo:color="#000000" fo:text-shadow="none" style:text-outline="false" style:text-line-through-type="none" style:text-underline-style="none" style:text-underline-color="font-color" fo:font-style="italic" style:font-style-complex="italic" style:font-style-asian="italic"/>
    </style:style>
    <style:style style:name="T17" style:family="text">
      <style:text-properties fo:font-weight="normal" fo:font-size="12pt" style:font-weight-complex="normal" style:font-weight-asian="normal" style:font-size-complex="12pt" style:font-size-asian="12pt" style:text-position="0%" style:font-name="Times New Roman" fo:color="#000000" fo:text-shadow="none" style:text-outline="false" style:text-line-through-type="none" style:text-underline-style="none" style:text-underline-color="font-color" fo:font-style="normal" style:font-style-asian="normal" style:font-style-complex="normal"/>
    </style:style>
    <style:style style:name="T18" style:family="text">
      <style:text-properties fo:font-size="12pt" style:font-size-complex="12pt" style:font-size-asian="12pt" style:text-position="0%" fo:color="#000000" fo:text-shadow="none" style:text-outline="false" style:text-line-through-type="none" style:text-underline-style="none" style:text-underline-color="font-color" fo:font-style="normal" style:font-style-asian="normal" style:font-style-complex="normal" style:font-name="Times New Roman" fo:font-weight="bold" style:font-weight-asian="bold" style:font-weight-complex="bold"/>
    </style:style>
    <style:style style:name="T19" style:family="text">
      <style:text-properties fo:font-size="12pt" style:font-size-complex="12pt" style:font-size-asian="12pt" style:text-position="0%" fo:color="#000000" fo:text-shadow="none" style:text-outline="false" style:text-line-through-type="none" style:text-underline-style="none" style:text-underline-color="font-color" fo:font-style="normal" style:font-style-asian="normal" style:font-style-complex="normal" style:font-name="Times New Roman" fo:font-weight="normal" style:font-weight-asian="normal" style:font-weight-complex="normal"/>
    </style:style>
    <style:style style:name="T20" style:family="text">
      <style:text-properties style:text-underline-style="none" style:text-underline-color="font-color" fo:font-size="12pt" style:font-weight-complex="normal" style:font-weight-asian="normal" style:font-size-complex="12pt" style:font-size-asian="12pt" style:font-style-complex="italic" fo:color="#000000" fo:font-weight="normal" style:font-style-asian="italic" style:font-name="Times New Roman" style:text-position="0%" fo:text-shadow="none" style:text-outline="false" fo:font-style="italic" style:text-line-through-type="none"/>
    </style:style>
    <style:style style:name="T21" style:family="text">
      <style:text-properties style:text-underline-style="none" style:text-underline-color="font-color" fo:font-size="12pt" style:font-weight-complex="normal" style:font-weight-asian="normal" style:font-size-complex="12pt" style:font-size-asian="12pt" fo:color="#000000" fo:font-weight="normal" style:font-name="Times New Roman" style:text-position="0%" fo:text-shadow="none" style:text-outline="false" style:text-line-through-type="none" style:font-style-complex="normal" style:font-style-asian="normal" fo:font-style="normal"/>
    </style:style>
    <style:style style:name="T22" style:family="text">
      <style:text-properties style:text-underline-style="none" style:text-underline-color="font-color" fo:font-size="12pt" style:font-weight-complex="normal" style:font-weight-asian="normal" style:font-size-complex="12pt" style:font-size-asian="12pt" fo:color="#000000" fo:font-weight="normal" style:font-name="Times New Roman" style:text-position="0%" fo:text-shadow="none" style:text-outline="false" style:text-line-through-type="none" fo:font-style="italic" style:font-style-asian="italic" style:font-style-complex="italic"/>
    </style:style>
    <style:style style:name="T23" style:family="text">
      <style:text-properties style:text-underline-style="none" style:text-underline-color="font-color" fo:font-size="12pt" style:font-weight-complex="normal" style:font-weight-asian="normal" style:font-size-complex="12pt" style:font-size-asian="12pt" fo:color="#000000" fo:font-weight="normal" style:font-name="Times New Roman" style:text-position="0%" fo:text-shadow="none" style:text-outline="false" style:text-line-through-type="none" fo:font-style="normal" style:font-style-asian="normal" style:font-style-complex="normal"/>
    </style:style>
    <style:style style:name="T24" style:family="text">
      <style:text-properties style:text-underline-style="none" style:text-underline-color="font-color" fo:font-size="12pt" style:font-weight-complex="normal" style:font-weight-asian="normal" style:font-size-complex="12pt" style:font-size-asian="12pt" fo:color="#000000" fo:font-weight="normal" style:font-name="Times New Roman" style:text-position="0%" fo:text-shadow="none" style:text-outline="false" style:text-line-through-type="none" fo:font-style="italic" style:font-style-complex="italic" style:font-style-asian="italic"/>
    </style:style>
    <style:style style:name="T25" style:family="text">
      <style:text-properties style:text-underline-style="none" style:text-underline-color="font-color" fo:font-size="12pt" style:font-size-complex="12pt" style:font-size-asian="12pt" fo:color="#000000" style:text-position="0%" fo:text-shadow="none" style:text-outline="false" style:text-line-through-type="none" fo:font-style="normal" fo:font-weight="bold" style:font-style-complex="normal" style:font-weight-complex="bold" style:font-weight-asian="bold" style:font-name="Times New Roman" style:font-style-asian="normal"/>
    </style:style>
    <style:style style:name="T26" style:family="text">
      <style:text-properties style:text-underline-style="none" style:text-underline-color="font-color" fo:font-size="12pt" style:font-size-complex="12pt" style:font-size-asian="12pt" fo:color="#000000" style:text-position="0%" fo:text-shadow="none" style:text-outline="false" style:text-line-through-type="none" fo:font-style="normal" style:font-style-complex="normal" style:font-style-asian="normal" style:font-name="Times New Roman" fo:font-weight="normal" style:font-weight-asian="normal" style:font-weight-complex="normal"/>
    </style:style>
    <style:style style:name="T27" style:family="text">
      <style:text-properties style:text-position="0%" fo:font-size="12pt" fo:font-weight="normal" style:font-style-asian="italic" style:font-weight-complex="normal" fo:font-style="italic" style:text-line-through-type="none" style:font-size-asian="12pt" style:text-underline-style="none" style:text-underline-color="font-color" style:font-style-complex="italic" style:font-name="Times New Roman" fo:color="#000000" fo:text-shadow="none" style:text-outline="false" style:font-size-complex="12pt" style:font-weight-asian="normal"/>
    </style:style>
    <style:style style:name="T28" style:family="text">
      <style:text-properties style:text-position="0%" fo:font-size="12pt" fo:font-weight="normal" style:font-weight-complex="normal" style:text-line-through-type="none" style:font-size-asian="12pt" style:text-underline-style="none" style:text-underline-color="font-color" style:font-name="Times New Roman" fo:color="#000000" fo:text-shadow="none" style:text-outline="false" style:font-size-complex="12pt" style:font-weight-asian="normal" style:font-style-asian="normal" fo:font-style="normal" style:font-style-complex="normal"/>
    </style:style>
    <style:style style:name="T29" style:family="text">
      <style:text-properties style:text-position="0%" fo:font-size="12pt" fo:font-weight="normal" style:font-weight-complex="normal" style:text-line-through-type="none" style:font-size-asian="12pt" style:text-underline-style="none" style:text-underline-color="font-color" style:font-name="Times New Roman" fo:color="#000000" fo:text-shadow="none" style:text-outline="false" style:font-size-complex="12pt" style:font-weight-asian="normal" fo:font-style="italic" style:font-style-complex="italic" style:font-style-asian="italic"/>
    </style:style>
    <style:style style:name="T30" style:family="text">
      <style:text-properties style:text-position="0%" fo:font-size="12pt" fo:font-weight="normal" style:font-weight-complex="normal" style:text-line-through-type="none" style:font-size-asian="12pt" style:text-underline-style="none" style:text-underline-color="font-color" style:font-name="Times New Roman" fo:color="#000000" fo:text-shadow="none" style:text-outline="false" style:font-size-complex="12pt" style:font-weight-asian="normal" fo:font-style="normal" style:font-style-complex="normal" style:font-style-asian="normal"/>
    </style:style>
    <style:style style:name="T31" style:family="text">
      <style:text-properties style:text-position="0%" fo:font-size="12pt" fo:font-weight="normal" style:font-weight-complex="normal" style:text-line-through-type="none" style:font-size-asian="12pt" style:text-underline-style="none" style:text-underline-color="font-color" style:font-name="Times New Roman" fo:color="#000000" fo:text-shadow="none" style:text-outline="false" style:font-size-complex="12pt" style:font-weight-asian="normal" fo:font-style="italic" style:font-style-asian="italic" style:font-style-complex="italic"/>
    </style:style>
    <style:style style:name="T32" style:family="text">
      <style:text-properties style:text-position="0%" fo:font-size="12pt" fo:font-weight="normal" style:font-weight-complex="normal" style:text-line-through-type="none" style:font-size-asian="12pt" style:text-underline-style="none" style:text-underline-color="font-color" style:font-name="Times New Roman" fo:color="#000000" fo:text-shadow="none" style:text-outline="false" style:font-size-complex="12pt" style:font-weight-asian="normal" style:font-style-complex="normal" fo:font-style="normal" style:font-style-asian="normal"/>
    </style:style>
    <style:style style:name="T33" style:family="text">
      <style:text-properties style:text-position="0%" fo:font-size="12pt" style:text-line-through-type="none" style:font-size-asian="12pt" style:text-underline-style="none" style:text-underline-color="font-color" fo:color="#000000" fo:text-shadow="none" style:text-outline="false" style:font-size-complex="12pt" fo:font-style="normal" style:font-style-complex="normal" style:font-style-asian="normal" style:font-name="Times New Roman" fo:font-weight="bold" style:font-weight-asian="bold" style:font-weight-complex="bold"/>
    </style:style>
    <style:style style:name="T34" style:family="text">
      <style:text-properties style:text-position="0%" fo:font-size="12pt" style:text-line-through-type="none" style:font-size-asian="12pt" style:text-underline-style="none" style:text-underline-color="font-color" fo:color="#000000" fo:text-shadow="none" style:text-outline="false" style:font-size-complex="12pt" fo:font-style="normal" style:font-style-complex="normal" style:font-style-asian="normal" style:font-name="Times New Roman" fo:font-weight="normal" style:font-weight-asian="normal" style:font-weight-complex="normal"/>
    </style:style>
    <style:style style:name="T35" style:family="text">
      <style:text-properties style:font-size-asian="12pt" fo:font-style="italic" style:text-line-through-type="none" style:text-position="0%" fo:text-shadow="none" fo:color="#000000" style:font-style-asian="italic" style:font-weight-complex="normal" style:font-weight-asian="normal" style:font-size-complex="12pt" style:text-underline-style="none" style:text-underline-color="font-color" fo:font-weight="normal" fo:font-size="12pt" style:font-style-complex="italic" style:font-name="Times New Roman" style:text-outline="false"/>
    </style:style>
    <style:style style:name="T36" style:family="text">
      <style:text-properties style:font-size-asian="12pt" style:text-line-through-type="none" style:text-position="0%" fo:text-shadow="none" fo:color="#000000" style:font-weight-complex="normal" style:font-weight-asian="normal" style:font-size-complex="12pt" style:text-underline-style="none" style:text-underline-color="font-color" fo:font-weight="normal" fo:font-size="12pt" style:font-name="Times New Roman" style:text-outline="false" style:font-style-asian="normal" style:font-style-complex="normal" fo:font-style="normal"/>
    </style:style>
    <style:style style:name="T37" style:family="text">
      <style:text-properties style:font-size-asian="12pt" style:text-line-through-type="none" style:text-position="0%" fo:text-shadow="none" fo:color="#000000" style:font-weight-complex="normal" style:font-weight-asian="normal" style:font-size-complex="12pt" style:text-underline-style="none" style:text-underline-color="font-color" fo:font-weight="normal" fo:font-size="12pt" style:font-name="Times New Roman" style:text-outline="false" fo:font-style="italic" style:font-style-complex="italic" style:font-style-asian="italic"/>
    </style:style>
    <style:style style:name="T38" style:family="text">
      <style:text-properties style:font-size-asian="12pt" style:text-line-through-type="none" style:text-position="0%" fo:text-shadow="none" fo:color="#000000" style:font-size-complex="12pt" style:text-underline-style="none" style:text-underline-color="font-color" fo:font-size="12pt" style:text-outline="false" style:font-name="Times New Roman" fo:font-weight="bold" fo:font-style="normal" style:font-weight-asian="bold" style:font-weight-complex="bold" style:font-style-asian="normal" style:font-style-complex="normal"/>
    </style:style>
    <style:style style:name="T39" style:family="text">
      <style:text-properties style:font-size-asian="12pt" style:text-line-through-type="none" style:text-position="0%" fo:text-shadow="none" fo:color="#000000" style:font-size-complex="12pt" style:text-underline-style="none" style:text-underline-color="font-color" fo:font-size="12pt" style:text-outline="false" fo:font-style="normal" style:font-style-asian="normal" style:font-style-complex="normal" style:font-name="Times New Roman" fo:font-weight="normal" style:font-weight-asian="normal" style:font-weight-complex="normal"/>
    </style:style>
    <style:style style:name="T40" style:family="text">
      <style:text-properties style:font-weight-asian="normal" style:font-style-complex="italic" fo:text-shadow="none" style:font-size-complex="12pt" style:font-size-asian="12pt" style:font-style-asian="italic" fo:font-weight="normal" fo:font-size="12pt" style:font-name="Times New Roman" style:text-underline-style="none" style:text-underline-color="font-color" style:font-weight-complex="normal" fo:color="#000000" style:text-outline="false" fo:font-style="italic" style:text-position="0%" style:text-line-through-type="none"/>
    </style:style>
    <style:style style:name="T41" style:family="text">
      <style:text-properties style:font-weight-asian="normal" fo:text-shadow="none" style:font-size-complex="12pt" style:font-size-asian="12pt" fo:font-weight="normal" fo:font-size="12pt" style:font-name="Times New Roman" style:text-underline-style="none" style:text-underline-color="font-color" style:font-weight-complex="normal" fo:color="#000000" style:text-outline="false" style:text-position="0%" style:text-line-through-type="none" style:font-style-complex="normal" fo:font-style="normal" style:font-style-asian="normal"/>
    </style:style>
    <style:style style:name="T42" style:family="text">
      <style:text-properties style:font-weight-asian="normal" fo:text-shadow="none" fo:font-weight="normal" style:text-underline-style="none" style:text-underline-color="font-color" style:font-weight-complex="normal" fo:color="#000000" style:text-outline="false" style:text-position="0%" style:text-line-through-type="none" style:font-style-complex="normal" fo:font-style="normal" style:font-style-asian="normal" style:font-size-complex="10.5pt" fo:font-size="10.5pt" style:font-name="Times New Roman" style:font-size-asian="10.5pt"/>
    </style:style>
    <style:style style:name="T43" style:family="text">
      <style:text-properties style:font-weight-asian="normal" fo:text-shadow="none" fo:font-weight="normal" style:text-underline-style="none" style:text-underline-color="font-color" style:font-weight-complex="normal" fo:color="#000000" style:text-outline="false" style:text-position="0%" style:text-line-through-type="none" style:font-size-complex="12pt" style:font-style-complex="italic" style:font-style-asian="italic" style:font-size-asian="12pt" style:font-name="Times New Roman" fo:font-style="italic" fo:font-size="12pt"/>
    </style:style>
    <style:style style:name="T44" style:family="text">
      <style:text-properties style:font-weight-asian="normal" fo:text-shadow="none" fo:font-weight="normal" style:text-underline-style="none" style:text-underline-color="font-color" style:font-weight-complex="normal" fo:color="#000000" style:text-outline="false" style:text-position="0%" style:text-line-through-type="none" style:font-size-complex="12pt" style:font-size-asian="12pt" style:font-name="Times New Roman" fo:font-size="12pt" style:font-style-complex="normal" fo:font-style="normal" style:font-style-asian="normal"/>
    </style:style>
    <style:style style:name="T45" style:family="text">
      <style:text-properties style:font-weight-asian="normal" fo:text-shadow="none" fo:font-weight="normal" style:text-underline-style="none" style:text-underline-color="font-color" style:font-weight-complex="normal" fo:color="#000000" style:text-outline="false" style:text-position="0%" style:text-line-through-type="none" style:font-style-complex="normal" fo:font-style="normal" style:font-style-asian="normal" fo:font-size="10.5pt" style:font-size-asian="10.5pt" style:font-size-complex="10.5pt" style:font-name="Times New Roman"/>
    </style:style>
    <style:style style:name="T46" style:family="text">
      <style:text-properties fo:text-shadow="none" style:text-underline-style="none" style:text-underline-color="font-color" fo:color="#000000" style:text-outline="false" style:text-position="0%" style:text-line-through-type="none" style:font-style-complex="normal" fo:font-style="normal" style:font-style-asian="normal" style:font-name="Times New Roman" fo:font-size="12pt" fo:font-weight="bold" style:font-size-asian="12pt" style:font-size-complex="12pt" style:font-weight-asian="bold" style:font-weight-complex="bold"/>
    </style:style>
    <style:style style:name="T47" style:family="text">
      <style:text-properties fo:text-shadow="none" style:text-underline-style="none" style:text-underline-color="font-color" fo:color="#000000" style:text-outline="false" style:text-position="0%" style:text-line-through-type="none" style:font-style-complex="normal" fo:font-style="normal" style:font-style-asian="normal" fo:font-size="12pt" style:font-size-asian="12pt" style:font-size-complex="12pt" style:font-name="Times New Roman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TL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default-cell-style-name="ce14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22"/>
        <table:table-column table:style-name="co6" table:number-columns-repeated="1015" table:default-cell-style-name="ce5"/>
        <table:table-row table:style-name="ro1">
          <table:table-cell table:style-name="ce1" office:value-type="string" calcext:value-type="string">
            <text:p>Table S6. Qualitative genes/QTLs or trait-associated SNPs used for comparison with diverged regions and putative selection signals across the genome.</text:p>
          </table:table-cell>
          <table:table-cell table:style-name="ce1"/>
          <table:table-cell table:style-name="ce8"/>
          <table:table-cell table:style-name="ce15"/>
          <table:table-cell table:style-name="ce18" table:number-columns-repeated="4"/>
          <table:table-cell/>
          <table:table-cell table:style-name="ce18" table:number-columns-repeated="1015"/>
        </table:table-row>
        <table:table-row table:style-name="ro1">
          <table:table-cell table:style-name="ce2" office:value-type="string" calcext:value-type="string">
            <text:p>Marker</text:p>
          </table:table-cell>
          <table:table-cell table:style-name="ce2" office:value-type="string" calcext:value-type="string">
            <text:p>Linakge group</text:p>
          </table:table-cell>
          <table:table-cell table:style-name="ce9" office:value-type="string" calcext:value-type="string">
            <text:p>Position (cM)</text:p>
          </table:table-cell>
          <table:table-cell table:style-name="ce2" office:value-type="string" calcext:value-type="string">
            <text:p>QTL</text:p>
          </table:table-cell>
          <table:table-cell table:style-name="ce2" office:value-type="string" calcext:value-type="string">
            <text:p>Traits associated</text:p>
          </table:table-cell>
          <table:table-cell table:style-name="ce2" office:value-type="string" calcext:value-type="string">
            <text:p>References</text:p>
          </table:table-cell>
          <table:table-cell table:style-name="ce21" table:number-columns-repeated="2"/>
          <table:table-cell table:style-name="ce23" office:value-type="string" calcext:value-type="string">
            <text:p>References:</text:p>
          </table:table-cell>
          <table:table-cell table:style-name="ce21" table:number-columns-repeated="1015"/>
        </table:table-row>
        <table:table-row table:style-name="ro2">
          <table:table-cell table:style-name="ce3" office:value-type="string" calcext:value-type="string">
            <text:p>1_0099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68.0892018779343" calcext:value-type="float">
            <text:p>68.09 </text:p>
          </table:table-cell>
          <table:table-cell table:style-name="ce3" office:value-type="string" calcext:value-type="string">
            <text:p>Css-1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Huynh, B. L. <text:span text:style-name="T6">et al.</text:span><text:span text:style-name="T7"> A major QTL corresponding to the Rk locus for resistance to root-knot nematodes in cowpea (</text:span><text:span text:style-name="T8">Vigna unguiculata</text:span><text:span text:style-name="T9"> L. Walp.). </text:span><text:span text:style-name="T10">Theor. Appl. Genet.</text:span><text:span text:style-name="T11"> </text:span><text:span text:style-name="T12">129,</text:span><text:span text:style-name="T13"> 87-95 (2016).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_0974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69.9953051643193" calcext:value-type="float">
            <text:p>70.00 </text:p>
          </table:table-cell>
          <table:table-cell table:style-name="ce16" office:value-type="string" calcext:value-type="string">
            <text:p>Css-1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Huynh, B. L. <text:span text:style-name="T6">et al.</text:span><text:span text:style-name="T7"> Genetic mapping and legume synteny of aphid resistance in African cowpea (</text:span><text:span text:style-name="T8">Vigna unguiculata </text:span><text:span text:style-name="T9">L. Walp.) grown in California. </text:span><text:span text:style-name="T10">Mol. Breed.</text:span><text:span text:style-name="T11"> </text:span><text:span text:style-name="T12">35,</text:span><text:span text:style-name="T13"> 36 (2015).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_0923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74.3427230046948" calcext:value-type="float">
            <text:p>74.34 </text:p>
          </table:table-cell>
          <table:table-cell table:style-name="ce16" office:value-type="string" calcext:value-type="string">
            <text:p>Css-1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Lucas, M. R. <text:span text:style-name="T6">et al</text:span><text:span text:style-name="T7">. Association studies and legume synteny reveal haplotypes determining seed size in </text:span><text:span text:style-name="T8">Vigna unguiculata</text:span><text:span text:style-name="T9">. </text:span><text:span text:style-name="T10">Front. Plant Sci.</text:span><text:span text:style-name="T11"> </text:span><text:span text:style-name="T12">4, </text:span><text:span text:style-name="T13">95 (2013).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_0078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75.4272300469484" calcext:value-type="float">
            <text:p>75.43 </text:p>
          </table:table-cell>
          <table:table-cell table:style-name="ce16" office:value-type="string" calcext:value-type="string">
            <text:p>Css-1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Muchero, W.<text:span text:style-name="T14"> et al.</text:span><text:span text:style-name="T15"> Genetic architecture of delayed senescence, biomass, and grain yield under drought stress in cowpea. </text:span><text:span text:style-name="T16">PLoS One.</text:span><text:span text:style-name="T17"> </text:span><text:span text:style-name="T18">8 (7),</text:span><text:span text:style-name="T19"> e70041 (2013).</text:span>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1_0392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40.5906976744186" calcext:value-type="float">
            <text:p>40.59 </text:p>
          </table:table-cell>
          <table:table-cell table:style-name="ce16" office:value-type="string" calcext:value-type="string">
            <text:p>Css-10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Muchero, W., Ehlers, J. D., Close, T. J. &amp; Roberts, P. A. Genic SNP markers and legume synteny reveal candidate genes underlying QTL for <text:span text:style-name="T20">Macrophomina phaseolina</text:span><text:span text:style-name="T21"> resistance and maturity in cowpea [</text:span><text:span text:style-name="T22">Vigna unguiculata</text:span><text:span text:style-name="T23"> (L) Walp.]. </text:span><text:span text:style-name="T24">BMC Genomics. </text:span><text:span text:style-name="T25">12,</text:span><text:span text:style-name="T26"> 8 (2011).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_1060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42.3395348837209" calcext:value-type="float">
            <text:p>42.34 </text:p>
          </table:table-cell>
          <table:table-cell table:style-name="ce16" office:value-type="string" calcext:value-type="string">
            <text:p>Css-10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Pottorff, M. <text:span text:style-name="T20">et al</text:span><text:span text:style-name="T21">. Identification of candidate genes and molecular markers for heat-induced brown discoloration of seed coats in cowpea [</text:span><text:span text:style-name="T22">Vigna unguiculata</text:span><text:span text:style-name="T23"> (L.) Walp].  </text:span><text:span text:style-name="T24">BMC Genomics. </text:span><text:span text:style-name="T25">15,</text:span><text:span text:style-name="T26"> 328 (2014).</text:span>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1_0126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0.5348837209302" calcext:value-type="float">
            <text:p>20.53 </text:p>
          </table:table-cell>
          <table:table-cell table:style-name="ce16" office:value-type="string" calcext:value-type="string">
            <text:p>Css-2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Pottorff, M. O., Li, G., Ehlers, J. D., Close, T.J. &amp; Roberts, P. A. Genetic mapping, synteny, and physical location of two loci for <text:span text:style-name="T27">Fusarium oxysporum</text:span><text:span text:style-name="T28"> f. sp. </text:span><text:span text:style-name="T29">tracheiphilum</text:span><text:span text:style-name="T30"> race 4 resistance in cowpea [</text:span><text:span text:style-name="T31">Vigna unguiculata</text:span><text:span text:style-name="T32"> (L.) Walp]. </text:span><text:span text:style-name="T29">Mol. Breed.</text:span><text:span text:style-name="T30"> </text:span><text:span text:style-name="T33">33,</text:span><text:span text:style-name="T34"> 779-791 (2014).</text:span>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1_0047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0.706976744186" calcext:value-type="float">
            <text:p>20.71 </text:p>
          </table:table-cell>
          <table:table-cell table:style-name="ce16" office:value-type="string" calcext:value-type="string">
            <text:p>Css-2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Pottorff, M., Ehlers, J. D., Fatokun, C., Roberts, P. A. &amp; Close, T. J. Leaf morphology in Cowpea [<text:span text:style-name="T35">Vigna unguiculata </text:span><text:span text:style-name="T36">(L.) Walp]: QTL analysis, physical mapping and identifying a candidate gene using synteny with model legume species. </text:span><text:span text:style-name="T37">BMC Genomics. </text:span><text:span text:style-name="T38">13,</text:span><text:span text:style-name="T39"> 234 (2012).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_0659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2.8372093023256" calcext:value-type="float">
            <text:p>22.84 </text:p>
          </table:table-cell>
          <table:table-cell table:style-name="ce16" office:value-type="string" calcext:value-type="string">
            <text:p>Css-2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Xu, P.<text:span text:style-name="T27"> et al. </text:span><text:span text:style-name="T28">Mapping genes governing flower and seed coat color in asparagus bean (</text:span><text:span text:style-name="T29">Vigna unguiculata</text:span><text:span text:style-name="T30"> ssp </text:span><text:span text:style-name="T31">sesquipedalis</text:span><text:span text:style-name="T32">) based on SNP and SSR markers. </text:span><text:span text:style-name="T29">Hort. Sci.</text:span><text:span text:style-name="T30"> </text:span><text:span text:style-name="T33">46,</text:span><text:span text:style-name="T34"> 1102–1104 (2011).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1_00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6.1860465116279" calcext:value-type="float">
            <text:p>26.19 </text:p>
          </table:table-cell>
          <table:table-cell table:style-name="ce16" office:value-type="string" calcext:value-type="string">
            <text:p>Css-2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2"/>
          <table:table-cell table:style-name="ce24" office:value-type="string" calcext:value-type="string">
            <text:p>Xu, P. <text:span text:style-name="T40">et al.</text:span><text:span text:style-name="T41"> QTL mapping and epistatic interaction analysis in asparagus bean for several characterized and novel horticulturally important traits.</text:span><text:span text:style-name="T42"> </text:span><text:span text:style-name="T43">BMC Genet</text:span><text:span text:style-name="T44">.</text:span><text:span text:style-name="T45"> </text:span><text:span text:style-name="T46">14, </text:span><text:span text:style-name="T47">4 (2013).</text:span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_058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17.9598393574297" calcext:value-type="float">
            <text:p>17.96 </text:p>
          </table:table-cell>
          <table:table-cell table:style-name="ce16" office:value-type="string" calcext:value-type="string">
            <text:p>Css-3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164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19.1164658634538" calcext:value-type="float">
            <text:p>19.12 </text:p>
          </table:table-cell>
          <table:table-cell table:style-name="ce16" office:value-type="string" calcext:value-type="string">
            <text:p>Css-3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525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32.8875502008032" calcext:value-type="float">
            <text:p>32.89 </text:p>
          </table:table-cell>
          <table:table-cell table:style-name="ce16" office:value-type="string" calcext:value-type="string">
            <text:p>Css-3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585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32.8875502008032" calcext:value-type="float">
            <text:p>32.89 </text:p>
          </table:table-cell>
          <table:table-cell table:style-name="ce16" office:value-type="string" calcext:value-type="string">
            <text:p>Css-3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096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36.9839357429719" calcext:value-type="float">
            <text:p>36.98 </text:p>
          </table:table-cell>
          <table:table-cell table:style-name="ce16" office:value-type="string" calcext:value-type="string">
            <text:p>Css-3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428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36.9839357429719" calcext:value-type="float">
            <text:p>36.98 </text:p>
          </table:table-cell>
          <table:table-cell table:style-name="ce16" office:value-type="string" calcext:value-type="string">
            <text:p>Css-3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871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14.2175925925926" calcext:value-type="float">
            <text:p>14.22 </text:p>
          </table:table-cell>
          <table:table-cell table:style-name="ce16" office:value-type="string" calcext:value-type="string">
            <text:p>Css-4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860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1.7222222222222" calcext:value-type="float">
            <text:p>21.72 </text:p>
          </table:table-cell>
          <table:table-cell table:style-name="ce16" office:value-type="string" calcext:value-type="string">
            <text:p>Css-4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437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30.9537037037037" calcext:value-type="float">
            <text:p>30.95 </text:p>
          </table:table-cell>
          <table:table-cell table:style-name="ce16" office:value-type="string" calcext:value-type="string">
            <text:p>Css-4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750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79.8730964467005" calcext:value-type="float">
            <text:p>79.87 </text:p>
          </table:table-cell>
          <table:table-cell table:style-name="ce16" office:value-type="string" calcext:value-type="string">
            <text:p>Css-5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058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90.2741116751269" calcext:value-type="float">
            <text:p>90.27 </text:p>
          </table:table-cell>
          <table:table-cell table:style-name="ce16" office:value-type="string" calcext:value-type="string">
            <text:p>Css-5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77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0.412087912087912" calcext:value-type="float">
            <text:p>0.41 </text:p>
          </table:table-cell>
          <table:table-cell table:style-name="ce16" office:value-type="string" calcext:value-type="string">
            <text:p>Css-6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118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2.28571428571429" calcext:value-type="float">
            <text:p>2.29 </text:p>
          </table:table-cell>
          <table:table-cell table:style-name="ce16" office:value-type="string" calcext:value-type="string">
            <text:p>Css-6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67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1.2128514056225" calcext:value-type="float">
            <text:p>61.21 </text:p>
          </table:table-cell>
          <table:table-cell table:style-name="ce16" office:value-type="string" calcext:value-type="string">
            <text:p>Css-7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03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6.5100401606426" calcext:value-type="float">
            <text:p>66.51 </text:p>
          </table:table-cell>
          <table:table-cell table:style-name="ce16" office:value-type="string" calcext:value-type="string">
            <text:p>Css-7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690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.81018518518519" calcext:value-type="float">
            <text:p>2.81 </text:p>
          </table:table-cell>
          <table:table-cell table:style-name="ce16" office:value-type="string" calcext:value-type="string">
            <text:p>Css-8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403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4.71296296296296" calcext:value-type="float">
            <text:p>4.71 </text:p>
          </table:table-cell>
          <table:table-cell table:style-name="ce16" office:value-type="string" calcext:value-type="string">
            <text:p>Css-8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819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20.6478873239437" calcext:value-type="float">
            <text:p>20.65 </text:p>
          </table:table-cell>
          <table:table-cell table:style-name="ce16" office:value-type="string" calcext:value-type="string">
            <text:p>Css-9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557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26.7183098591549" calcext:value-type="float">
            <text:p>26.72 </text:p>
          </table:table-cell>
          <table:table-cell table:style-name="ce16" office:value-type="string" calcext:value-type="string">
            <text:p>Css-9</text:p>
          </table:table-cell>
          <table:table-cell office:value-type="string" calcext:value-type="string">
            <text:p>Seed size</text:p>
          </table:table-cell>
          <table:table-cell table:style-name="ce3" office:value-type="string" calcext:value-type="string">
            <text:p>Lucas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150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0.706976744186" calcext:value-type="float">
            <text:p>20.71 </text:p>
          </table:table-cell>
          <table:table-cell table:style-name="ce16" office:value-type="string" calcext:value-type="string">
            <text:p>Dro-1</text:p>
          </table:table-cell>
          <table:table-cell office:value-type="string" calcext:value-type="string">
            <text:p>biomass,grain yield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108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0.706976744186" calcext:value-type="float">
            <text:p>20.71 </text:p>
          </table:table-cell>
          <table:table-cell table:style-name="ce16" office:value-type="string" calcext:value-type="string">
            <text:p>Dro-1</text:p>
          </table:table-cell>
          <table:table-cell office:value-type="string" calcext:value-type="string">
            <text:p>senescence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8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6.1860465116279" calcext:value-type="float">
            <text:p>26.19 </text:p>
          </table:table-cell>
          <table:table-cell table:style-name="ce16" office:value-type="string" calcext:value-type="string">
            <text:p>Dro-1</text:p>
          </table:table-cell>
          <table:table-cell office:value-type="string" calcext:value-type="string">
            <text:p>senescence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759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9.8241758241758" calcext:value-type="float">
            <text:p>39.82 </text:p>
          </table:table-cell>
          <table:table-cell table:style-name="ce16" office:value-type="string" calcext:value-type="string">
            <text:p>Dro-3</text:p>
          </table:table-cell>
          <table:table-cell office:value-type="string" calcext:value-type="string">
            <text:p>grain yield,seed number per pod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140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8.5934065934066" calcext:value-type="float">
            <text:p>38.59 </text:p>
          </table:table-cell>
          <table:table-cell table:style-name="ce16" office:value-type="string" calcext:value-type="string">
            <text:p>Dro-3</text:p>
          </table:table-cell>
          <table:table-cell office:value-type="string" calcext:value-type="string">
            <text:p>grain yield,senescence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405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42.6373626373626" calcext:value-type="float">
            <text:p>42.64 </text:p>
          </table:table-cell>
          <table:table-cell table:style-name="ce16" office:value-type="string" calcext:value-type="string">
            <text:p>Dro-3</text:p>
          </table:table-cell>
          <table:table-cell office:value-type="string" calcext:value-type="string">
            <text:p>senescence,pod number per plant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296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92.530701754386" calcext:value-type="float">
            <text:p>92.53 </text:p>
          </table:table-cell>
          <table:table-cell table:style-name="ce16" office:value-type="string" calcext:value-type="string">
            <text:p>Dro-7</text:p>
          </table:table-cell>
          <table:table-cell office:value-type="string" calcext:value-type="string">
            <text:p>biomass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58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17.9598393574297" calcext:value-type="float">
            <text:p>17.96 </text:p>
          </table:table-cell>
          <table:table-cell table:style-name="ce16" office:value-type="string" calcext:value-type="string">
            <text:p>Dro-7</text:p>
          </table:table-cell>
          <table:table-cell office:value-type="string" calcext:value-type="string">
            <text:p>biomass,grain yield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049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3.95774647887324" calcext:value-type="float">
            <text:p>3.96 </text:p>
          </table:table-cell>
          <table:table-cell table:style-name="ce16" office:value-type="string" calcext:value-type="string">
            <text:p>Dro-7</text:p>
          </table:table-cell>
          <table:table-cell office:value-type="string" calcext:value-type="string">
            <text:p>grain yield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888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1.19545454545455" calcext:value-type="float">
            <text:p>1.20 </text:p>
          </table:table-cell>
          <table:table-cell table:style-name="ce16" office:value-type="string" calcext:value-type="string">
            <text:p>Dro-7</text:p>
          </table:table-cell>
          <table:table-cell office:value-type="string" calcext:value-type="string">
            <text:p>seed weight per plant,pod weight per plant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029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76.5852534562212" calcext:value-type="float">
            <text:p>76.59 </text:p>
          </table:table-cell>
          <table:table-cell table:style-name="ce16" office:value-type="string" calcext:value-type="string">
            <text:p>Dro-7</text:p>
          </table:table-cell>
          <table:table-cell office:value-type="string" calcext:value-type="string">
            <text:p>seed weight per plant,pod weight per plant,100-seed weight,biomass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067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.00 </text:p>
          </table:table-cell>
          <table:table-cell table:style-name="ce16" office:value-type="string" calcext:value-type="string">
            <text:p>Dro-7</text:p>
          </table:table-cell>
          <table:table-cell office:value-type="string" calcext:value-type="string">
            <text:p>senescence</text:p>
          </table:table-cell>
          <table:table-cell table:style-name="ce3" office:value-type="string" calcext:value-type="string">
            <text:p>Muchero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10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36.0636363636364" calcext:value-type="float">
            <text:p>36.06 </text:p>
          </table:table-cell>
          <table:table-cell table:style-name="ce16" office:value-type="string" calcext:value-type="string">
            <text:p>Hls</text:p>
          </table:table-cell>
          <table:table-cell table:style-name="ce16" office:value-type="string" calcext:value-type="string">
            <text:p>Hastate leaf shape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31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43.0909090909091" calcext:value-type="float">
            <text:p>43.09 </text:p>
          </table:table-cell>
          <table:table-cell table:style-name="ce16" office:value-type="string" calcext:value-type="string">
            <text:p>leaf shape</text:p>
          </table:table-cell>
          <table:table-cell table:style-name="ce16" office:value-type="string" calcext:value-type="string">
            <text:p>Hastate leaf shape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10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46.65" calcext:value-type="float">
            <text:p>46.65 </text:p>
          </table:table-cell>
          <table:table-cell table:style-name="ce16" office:value-type="string" calcext:value-type="string">
            <text:p>leaf shape</text:p>
          </table:table-cell>
          <table:table-cell table:style-name="ce16" office:value-type="string" calcext:value-type="string">
            <text:p>Hastate leaf shape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92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47.2727272727273" calcext:value-type="float">
            <text:p>47.27 </text:p>
          </table:table-cell>
          <table:table-cell table:style-name="ce16" office:value-type="string" calcext:value-type="string">
            <text:p>leaf shape</text:p>
          </table:table-cell>
          <table:table-cell table:style-name="ce16" office:value-type="string" calcext:value-type="string">
            <text:p>Hastate leaf shape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349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0.7909090909091" calcext:value-type="float">
            <text:p>50.79 </text:p>
          </table:table-cell>
          <table:table-cell table:style-name="ce16" office:value-type="string" calcext:value-type="string">
            <text:p>leaf shape</text:p>
          </table:table-cell>
          <table:table-cell table:style-name="ce16" office:value-type="string" calcext:value-type="string">
            <text:p>Hastate leaf shape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049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27.956043956044" calcext:value-type="float">
            <text:p>27.96 </text:p>
          </table:table-cell>
          <table:table-cell table:style-name="ce16" office:value-type="string" calcext:value-type="string">
            <text:p>Qfld.zaas-10</text:p>
          </table:table-cell>
          <table:table-cell table:style-name="ce16" office:value-type="string" calcext:value-type="string">
            <text:p>Flowering time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140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8.5934065934066" calcext:value-type="float">
            <text:p>38.59 </text:p>
          </table:table-cell>
          <table:table-cell table:style-name="ce16" office:value-type="string" calcext:value-type="string">
            <text:p>Qfld.zaas-10</text:p>
          </table:table-cell>
          <table:table-cell table:style-name="ce16" office:value-type="string" calcext:value-type="string">
            <text:p>Flowering time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759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9.8241758241758" calcext:value-type="float">
            <text:p>39.82 </text:p>
          </table:table-cell>
          <table:table-cell table:style-name="ce16" office:value-type="string" calcext:value-type="string">
            <text:p>Qfld.zaas-10</text:p>
          </table:table-cell>
          <table:table-cell table:style-name="ce16" office:value-type="string" calcext:value-type="string">
            <text:p>Flowering time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60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51.9615384615385" calcext:value-type="float">
            <text:p>51.96 </text:p>
          </table:table-cell>
          <table:table-cell table:style-name="ce17" office:value-type="string" calcext:value-type="string">
            <text:p>Qfld.zaas-10</text:p>
          </table:table-cell>
          <table:table-cell table:style-name="ce16" office:value-type="string" calcext:value-type="string">
            <text:p>Flowering time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060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53.945054945055" calcext:value-type="float">
            <text:p>53.95 </text:p>
          </table:table-cell>
          <table:table-cell table:style-name="ce16" office:value-type="string" calcext:value-type="string">
            <text:p>Qfld.zaas-10</text:p>
          </table:table-cell>
          <table:table-cell table:style-name="ce16" office:value-type="string" calcext:value-type="string">
            <text:p>Flowering time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_1417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27.1615720524017" calcext:value-type="float">
            <text:p>27.16 </text:p>
          </table:table-cell>
          <table:table-cell table:style-name="ce17" office:value-type="string" calcext:value-type="string">
            <text:p>Qfld.zaas-11,Qls.zaas-11<text:span text:style-name="T1">，</text:span><text:span text:style-name="T2">Qnff.zaas-11</text:span></text:p>
          </table:table-cell>
          <table:table-cell table:style-name="ce16" office:value-type="string" calcext:value-type="string">
            <text:p>Flowering time, senesence, node of first flower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_0274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38.4061135371179" calcext:value-type="float">
            <text:p>38.41 </text:p>
          </table:table-cell>
          <table:table-cell table:style-name="ce16" office:value-type="string" calcext:value-type="string">
            <text:p>Qfld.zaas-11,Qls.zaas-11<text:span text:style-name="T1">，</text:span><text:span text:style-name="T2">Qnff.zaas-11</text:span></text:p>
          </table:table-cell>
          <table:table-cell table:style-name="ce16" office:value-type="string" calcext:value-type="string">
            <text:p>Flowering time, senesence, node of first flower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_0322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45.3362445414847" calcext:value-type="float">
            <text:p>45.34 </text:p>
          </table:table-cell>
          <table:table-cell table:style-name="ce16" office:value-type="string" calcext:value-type="string">
            <text:p>Qfld.zaas-11,Qls.zaas-11<text:span text:style-name="T1">，</text:span><text:span text:style-name="T2">Qnff.zaas-11</text:span></text:p>
          </table:table-cell>
          <table:table-cell table:style-name="ce16" office:value-type="string" calcext:value-type="string">
            <text:p>Flowering time, senesence, node of first flower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034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3.31363636363636" calcext:value-type="float">
            <text:p>3.31 </text:p>
          </table:table-cell>
          <table:table-cell table:style-name="ce16" office:value-type="string" calcext:value-type="string">
            <text:p>Qnff.zaas-4</text:p>
          </table:table-cell>
          <table:table-cell office:value-type="string" calcext:value-type="string">
            <text:p>node of first flower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504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14.8818181818182" calcext:value-type="float">
            <text:p>14.88 </text:p>
          </table:table-cell>
          <table:table-cell table:style-name="ce16" office:value-type="string" calcext:value-type="string">
            <text:p>Qnff.zaas-4</text:p>
          </table:table-cell>
          <table:table-cell office:value-type="string" calcext:value-type="string">
            <text:p>node of first flower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38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0.8026315789474" calcext:value-type="float">
            <text:p>70.80 </text:p>
          </table:table-cell>
          <table:table-cell table:style-name="ce16" office:value-type="string" calcext:value-type="string">
            <text:p>Qpn.zaas-3</text:p>
          </table:table-cell>
          <table:table-cell table:style-name="ce16" office:value-type="string" calcext:value-type="string">
            <text:p>Pod number per plant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075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1.4780701754386" calcext:value-type="float">
            <text:p>71.48 </text:p>
          </table:table-cell>
          <table:table-cell table:style-name="ce16" office:value-type="string" calcext:value-type="string">
            <text:p>Qpn.zaas-3</text:p>
          </table:table-cell>
          <table:table-cell table:style-name="ce16" office:value-type="string" calcext:value-type="string">
            <text:p>Pod number per plant</text:p>
          </table:table-cell>
          <table:table-cell table:style-name="ce3" office:value-type="string" calcext:value-type="string">
            <text:p>Xu et al.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649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45.4873096446701" calcext:value-type="float">
            <text:p>45.49 </text:p>
          </table:table-cell>
          <table:table-cell table:style-name="ce16" office:value-type="string" calcext:value-type="string">
            <text:p>abSC,abFLC</text:p>
          </table:table-cell>
          <table:table-cell table:style-name="ce16" office:value-type="string" calcext:value-type="string">
            <text:p>Seed color, flower color</text:p>
          </table:table-cell>
          <table:table-cell table:style-name="ce3" office:value-type="string" calcext:value-type="string">
            <text:p>Xu et al. 20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797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45.4873096446701" calcext:value-type="float">
            <text:p>45.49 </text:p>
          </table:table-cell>
          <table:table-cell table:style-name="ce16" office:value-type="string" calcext:value-type="string">
            <text:p>abSC,abFLC</text:p>
          </table:table-cell>
          <table:table-cell table:style-name="ce16" office:value-type="string" calcext:value-type="string">
            <text:p>Seed color, flower color</text:p>
          </table:table-cell>
          <table:table-cell table:style-name="ce3" office:value-type="string" calcext:value-type="string">
            <text:p>Xu et al. 20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255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46.1370558375635" calcext:value-type="float">
            <text:p>46.14 </text:p>
          </table:table-cell>
          <table:table-cell table:style-name="ce16" office:value-type="string" calcext:value-type="string">
            <text:p>abSC,abFLC</text:p>
          </table:table-cell>
          <table:table-cell table:style-name="ce16" office:value-type="string" calcext:value-type="string">
            <text:p>Seed color, flower color</text:p>
          </table:table-cell>
          <table:table-cell table:style-name="ce3" office:value-type="string" calcext:value-type="string">
            <text:p>Xu et al. 20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643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47.6954314720812" calcext:value-type="float">
            <text:p>47.70 </text:p>
          </table:table-cell>
          <table:table-cell table:style-name="ce16" office:value-type="string" calcext:value-type="string">
            <text:p>abSC,abFLC</text:p>
          </table:table-cell>
          <table:table-cell table:style-name="ce16" office:value-type="string" calcext:value-type="string">
            <text:p>Seed color, flower color</text:p>
          </table:table-cell>
          <table:table-cell table:style-name="ce3" office:value-type="string" calcext:value-type="string">
            <text:p>Xu et al. 20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860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1.7222222222222" calcext:value-type="float">
            <text:p>21.72 </text:p>
          </table:table-cell>
          <table:table-cell table:style-name="ce16" office:value-type="string" calcext:value-type="string">
            <text:p>Fot3-1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11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17.2222222222222" calcext:value-type="float">
            <text:p>17.22 </text:p>
          </table:table-cell>
          <table:table-cell table:style-name="ce16" office:value-type="string" calcext:value-type="string">
            <text:p>Fot3-1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107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1.9305555555556" calcext:value-type="float">
            <text:p>21.93 </text:p>
          </table:table-cell>
          <table:table-cell table:style-name="ce16" office:value-type="string" calcext:value-type="string">
            <text:p>Fot3-1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984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6.7850877192983" calcext:value-type="float">
            <text:p>76.79 </text:p>
          </table:table-cell>
          <table:table-cell table:style-name="ce16" office:value-type="string" calcext:value-type="string">
            <text:p>Fot4-2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380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6.9956140350877" calcext:value-type="float">
            <text:p>77.00 </text:p>
          </table:table-cell>
          <table:table-cell table:style-name="ce16" office:value-type="string" calcext:value-type="string">
            <text:p>Fot4-2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1162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8.6271929824562" calcext:value-type="float">
            <text:p>78.63 </text:p>
          </table:table-cell>
          <table:table-cell table:style-name="ce16" office:value-type="string" calcext:value-type="string">
            <text:p>Fot4-2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_0594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84.3289473684211" calcext:value-type="float">
            <text:p>84.33 </text:p>
          </table:table-cell>
          <table:table-cell table:style-name="ce16" office:value-type="string" calcext:value-type="string">
            <text:p>Fot4-2</text:p>
          </table:table-cell>
          <table:table-cell table:style-name="ce16" office:value-type="string" calcext:value-type="string">
            <text:p>Resistance to Fusarium oxysporumf.sp. tracheiphilum</text:p>
          </table:table-cell>
          <table:table-cell table:style-name="ce3" office:value-type="string" calcext:value-type="string">
            <text:p>Pottorff et al, 201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357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5.0184331797235" calcext:value-type="float">
            <text:p>15.02 </text:p>
          </table:table-cell>
          <table:table-cell table:style-name="ce16" office:value-type="string" calcext:value-type="string">
            <text:p>QAc-vu1.1</text:p>
          </table:table-cell>
          <table:table-cell table:style-name="ce19" office:value-type="string" calcext:value-type="string">
            <text:p><text:span text:style-name="T3">Resistance to</text:span><text:span text:style-name="T4"> Aphis craccivora</text:span></text:p>
          </table:table-cell>
          <table:table-cell office:value-type="string" calcext:value-type="string">
            <text:p>Huynh et al, 20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40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8.3732718894009" calcext:value-type="float">
            <text:p>18.37 </text:p>
          </table:table-cell>
          <table:table-cell table:style-name="ce16" office:value-type="string" calcext:value-type="string">
            <text:p>QAc-vu1.1</text:p>
          </table:table-cell>
          <table:table-cell table:style-name="ce19" office:value-type="string" calcext:value-type="string">
            <text:p><text:span text:style-name="T3">Resistance to</text:span><text:span text:style-name="T4"> Aphis craccivora</text:span></text:p>
          </table:table-cell>
          <table:table-cell office:value-type="string" calcext:value-type="string">
            <text:p>Huynh et al, 20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912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7.4046511627907" calcext:value-type="float">
            <text:p>27.40 </text:p>
          </table:table-cell>
          <table:table-cell table:style-name="ce16" office:value-type="string" calcext:value-type="string">
            <text:p>QAc-vu7.1</text:p>
          </table:table-cell>
          <table:table-cell table:style-name="ce19" office:value-type="string" calcext:value-type="string">
            <text:p><text:span text:style-name="T3">Resistance to</text:span><text:span text:style-name="T4"> Aphis craccivora</text:span></text:p>
          </table:table-cell>
          <table:table-cell office:value-type="string" calcext:value-type="string">
            <text:p>Huynh et al, 20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391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27.846511627907" calcext:value-type="float">
            <text:p>27.85 </text:p>
          </table:table-cell>
          <table:table-cell table:style-name="ce16" office:value-type="string" calcext:value-type="string">
            <text:p>QAc-vu7.1</text:p>
          </table:table-cell>
          <table:table-cell table:style-name="ce19" office:value-type="string" calcext:value-type="string">
            <text:p><text:span text:style-name="T3">Resistance to</text:span><text:span text:style-name="T4"> Aphis craccivora</text:span></text:p>
          </table:table-cell>
          <table:table-cell office:value-type="string" calcext:value-type="string">
            <text:p>Huynh et al, 20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702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1.4061135371179" calcext:value-type="float">
            <text:p>1.41 </text:p>
          </table:table-cell>
          <table:table-cell table:style-name="ce16" office:value-type="string" calcext:value-type="string">
            <text:p>RKN</text:p>
          </table:table-cell>
          <table:table-cell table:style-name="ce20" office:value-type="string" calcext:value-type="string">
            <text:p>resistance to root-knot nematodes</text:p>
          </table:table-cell>
          <table:table-cell office:value-type="string" calcext:value-type="string">
            <text:p>Huynh et al. 201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894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6.75982532751092" calcext:value-type="float">
            <text:p>6.76 </text:p>
          </table:table-cell>
          <table:table-cell table:style-name="ce16" office:value-type="string" calcext:value-type="string">
            <text:p>RKN</text:p>
          </table:table-cell>
          <table:table-cell table:style-name="ce20" office:value-type="string" calcext:value-type="string">
            <text:p>resistance to root-knot nematodes</text:p>
          </table:table-cell>
          <table:table-cell office:value-type="string" calcext:value-type="string">
            <text:p>Huynh et al. 201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757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15.1135371179039" calcext:value-type="float">
            <text:p>15.11 </text:p>
          </table:table-cell>
          <table:table-cell table:style-name="ce16" office:value-type="string" calcext:value-type="string">
            <text:p>RKN</text:p>
          </table:table-cell>
          <table:table-cell table:style-name="ce20" office:value-type="string" calcext:value-type="string">
            <text:p>resistance to root-knot nematodes</text:p>
          </table:table-cell>
          <table:table-cell office:value-type="string" calcext:value-type="string">
            <text:p>Huynh et al. 201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390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15.2794759825328" calcext:value-type="float">
            <text:p>15.28 </text:p>
          </table:table-cell>
          <table:table-cell table:style-name="ce16" office:value-type="string" calcext:value-type="string">
            <text:p>RKN</text:p>
          </table:table-cell>
          <table:table-cell table:style-name="ce20" office:value-type="string" calcext:value-type="string">
            <text:p>resistance to root-knot nematodes</text:p>
          </table:table-cell>
          <table:table-cell office:value-type="string" calcext:value-type="string">
            <text:p>Huynh et al. 201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081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58.3192488262911" calcext:value-type="float">
            <text:p>58.32 </text:p>
          </table:table-cell>
          <table:table-cell table:style-name="ce16" office:value-type="string" calcext:value-type="string">
            <text:p>Hbs-1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037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62.5117370892019" calcext:value-type="float">
            <text:p>62.51 </text:p>
          </table:table-cell>
          <table:table-cell table:style-name="ce16" office:value-type="string" calcext:value-type="string">
            <text:p>Hbs-1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226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62.5117370892019" calcext:value-type="float">
            <text:p>62.51 </text:p>
          </table:table-cell>
          <table:table-cell table:style-name="ce16" office:value-type="string" calcext:value-type="string">
            <text:p>Hbs-1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871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14.2175925925926" calcext:value-type="float">
            <text:p>14.22 </text:p>
          </table:table-cell>
          <table:table-cell table:style-name="ce16" office:value-type="string" calcext:value-type="string">
            <text:p>Hbs-2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224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12.9768518518519" calcext:value-type="float">
            <text:p>12.98 </text:p>
          </table:table-cell>
          <table:table-cell table:style-name="ce16" office:value-type="string" calcext:value-type="string">
            <text:p>Hbs-2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343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15.1064814814815" calcext:value-type="float">
            <text:p>15.11 </text:p>
          </table:table-cell>
          <table:table-cell table:style-name="ce16" office:value-type="string" calcext:value-type="string">
            <text:p>Hbs-2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794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26.3611111111111" calcext:value-type="float">
            <text:p>26.36 </text:p>
          </table:table-cell>
          <table:table-cell table:style-name="ce16" office:value-type="string" calcext:value-type="string">
            <text:p>Hbs-2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40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8.3732718894009" calcext:value-type="float">
            <text:p>18.37 </text:p>
          </table:table-cell>
          <table:table-cell table:style-name="ce16" office:value-type="string" calcext:value-type="string">
            <text:p>Hbs-3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53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8.3732718894009" calcext:value-type="float">
            <text:p>18.37 </text:p>
          </table:table-cell>
          <table:table-cell table:style-name="ce16" office:value-type="string" calcext:value-type="string">
            <text:p>Hbs-3</text:p>
          </table:table-cell>
          <table:table-cell table:style-name="ce20" office:value-type="string" calcext:value-type="string">
            <text:p>Heat-induced brown discoloration of seed coats</text:p>
          </table:table-cell>
          <table:table-cell office:value-type="string" calcext:value-type="string">
            <text:p>Pottorff et al. 20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551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8.7630522088353" calcext:value-type="float">
            <text:p>68.76 </text:p>
          </table:table-cell>
          <table:table-cell table:style-name="ce16" office:value-type="string" calcext:value-type="string">
            <text:p>Mac-1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70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70.8915662650602" calcext:value-type="float">
            <text:p>70.89 </text:p>
          </table:table-cell>
          <table:table-cell table:style-name="ce16" office:value-type="string" calcext:value-type="string">
            <text:p>Mac-1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070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1.219298245614" calcext:value-type="float">
            <text:p>11.22 </text:p>
          </table:table-cell>
          <table:table-cell table:style-name="ce16" office:value-type="string" calcext:value-type="string">
            <text:p>Mac-2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667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3.5570175438597" calcext:value-type="float">
            <text:p>13.56 </text:p>
          </table:table-cell>
          <table:table-cell table:style-name="ce16" office:value-type="string" calcext:value-type="string">
            <text:p>Mac-2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075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1.4780701754386" calcext:value-type="float">
            <text:p>71.48 </text:p>
          </table:table-cell>
          <table:table-cell table:style-name="ce16" office:value-type="string" calcext:value-type="string">
            <text:p>Mac-3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604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0.8026315789474" calcext:value-type="float">
            <text:p>70.80 </text:p>
          </table:table-cell>
          <table:table-cell table:style-name="ce16" office:value-type="string" calcext:value-type="string">
            <text:p>Mac-3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109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2.5570175438597" calcext:value-type="float">
            <text:p>72.56 </text:p>
          </table:table-cell>
          <table:table-cell table:style-name="ce16" office:value-type="string" calcext:value-type="string">
            <text:p>Mac-3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087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73.530701754386" calcext:value-type="float">
            <text:p>73.53 </text:p>
          </table:table-cell>
          <table:table-cell table:style-name="ce16" office:value-type="string" calcext:value-type="string">
            <text:p>Mac-3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707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0.40350877193" calcext:value-type="float">
            <text:p>100.40 </text:p>
          </table:table-cell>
          <table:table-cell table:style-name="ce16" office:value-type="string" calcext:value-type="string">
            <text:p>Mac-4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201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2.741228070175" calcext:value-type="float">
            <text:p>102.74 </text:p>
          </table:table-cell>
          <table:table-cell table:style-name="ce16" office:value-type="string" calcext:value-type="string">
            <text:p>Mac-4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464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4.605263157895" calcext:value-type="float">
            <text:p>104.61 </text:p>
          </table:table-cell>
          <table:table-cell table:style-name="ce16" office:value-type="string" calcext:value-type="string">
            <text:p>Mac-4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776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6.521929824561" calcext:value-type="float">
            <text:p>106.52 </text:p>
          </table:table-cell>
          <table:table-cell table:style-name="ce16" office:value-type="string" calcext:value-type="string">
            <text:p>Mac-4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121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06.337719298246" calcext:value-type="float">
            <text:p>106.34 </text:p>
          </table:table-cell>
          <table:table-cell table:style-name="ce16" office:value-type="string" calcext:value-type="string">
            <text:p>Mac-5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079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20.925438596491" calcext:value-type="float">
            <text:p>120.93 </text:p>
          </table:table-cell>
          <table:table-cell table:style-name="ce16" office:value-type="string" calcext:value-type="string">
            <text:p>Mac-5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398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2.4318181818182" calcext:value-type="float">
            <text:p>52.43 </text:p>
          </table:table-cell>
          <table:table-cell table:style-name="ce16" office:value-type="string" calcext:value-type="string">
            <text:p>Mac-6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699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5.1454545454545" calcext:value-type="float">
            <text:p>55.15 </text:p>
          </table:table-cell>
          <table:table-cell table:style-name="ce16" office:value-type="string" calcext:value-type="string">
            <text:p>Mac-6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804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8.2181818181818" calcext:value-type="float">
            <text:p>58.22 </text:p>
          </table:table-cell>
          <table:table-cell table:style-name="ce16" office:value-type="string" calcext:value-type="string">
            <text:p>Mac-6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304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60.9545454545455" calcext:value-type="float">
            <text:p>60.95 </text:p>
          </table:table-cell>
          <table:table-cell table:style-name="ce16" office:value-type="string" calcext:value-type="string">
            <text:p>Mac-6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153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29.4" calcext:value-type="float">
            <text:p>29.40 </text:p>
          </table:table-cell>
          <table:table-cell table:style-name="ce16" office:value-type="string" calcext:value-type="string">
            <text:p>Mac-7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678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39.0818181818182" calcext:value-type="float">
            <text:p>39.08 </text:p>
          </table:table-cell>
          <table:table-cell table:style-name="ce16" office:value-type="string" calcext:value-type="string">
            <text:p>Mac-7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117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42.2863636363636" calcext:value-type="float">
            <text:p>42.29 </text:p>
          </table:table-cell>
          <table:table-cell table:style-name="ce16" office:value-type="string" calcext:value-type="string">
            <text:p>Mac-7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662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37.8967136150235" calcext:value-type="float">
            <text:p>37.90 </text:p>
          </table:table-cell>
          <table:table-cell table:style-name="ce16" office:value-type="string" calcext:value-type="string">
            <text:p>Mac-8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030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42.5633802816901" calcext:value-type="float">
            <text:p>42.56 </text:p>
          </table:table-cell>
          <table:table-cell table:style-name="ce16" office:value-type="string" calcext:value-type="string">
            <text:p>Mac-8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1533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56.1924882629108" calcext:value-type="float">
            <text:p>56.19 </text:p>
          </table:table-cell>
          <table:table-cell table:style-name="ce16" office:value-type="string" calcext:value-type="string">
            <text:p>Mac-9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_0032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59.3802816901408" calcext:value-type="float">
            <text:p>59.38 </text:p>
          </table:table-cell>
          <table:table-cell table:style-name="ce16" office:value-type="string" calcext:value-type="string">
            <text:p>Mac-9</text:p>
          </table:table-cell>
          <table:table-cell table:style-name="ce20" office:value-type="string" calcext:value-type="string">
            <text:p>Resistance to <text:span text:style-name="T5">Macrophomina phaseolina</text:span></text:p>
          </table:table-cell>
          <table:table-cell table:style-name="ce3" office:value-type="string" calcext:value-type="string">
            <text:p>Muchero et al. 201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04960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776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3724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372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459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5214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521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605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32458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36087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4102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4448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46273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4934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51786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54163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4.787" calcext:value-type="float">
            <text:p>44.79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02274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6.081" calcext:value-type="float">
            <text:p>46.08 </text:p>
          </table:table-cell>
          <table:table-cell office:value-type="string" calcext:value-type="string">
            <text:p>Qpl.zaas-3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260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5.971" calcext:value-type="float">
            <text:p>65.97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3813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5.971" calcext:value-type="float">
            <text:p>65.97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9653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5.971" calcext:value-type="float">
            <text:p>65.97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9184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5.971" calcext:value-type="float">
            <text:p>65.97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07408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09633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1712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183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183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104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2575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375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891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6.398" calcext:value-type="float">
            <text:p>66.40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01644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73.732" calcext:value-type="float">
            <text:p>73.73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4969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73.732" calcext:value-type="float">
            <text:p>73.73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1497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73.732" calcext:value-type="float">
            <text:p>73.73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336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73.732" calcext:value-type="float">
            <text:p>73.73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_23362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73.732" calcext:value-type="float">
            <text:p>73.73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_113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75.472" calcext:value-type="float">
            <text:p>75.47 </text:p>
          </table:table-cell>
          <table:table-cell office:value-type="string" calcext:value-type="string">
            <text:p>Qpl.zaas-5</text:p>
          </table:table-cell>
          <table:table-cell office:value-type="string" calcext:value-type="string">
            <text:p>Pod length</text:p>
          </table:table-cell>
          <table:table-cell table:style-name="ce3"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591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4.0921658986175" calcext:value-type="float">
            <text:p>14.09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706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4.5714285714286" calcext:value-type="float">
            <text:p>14.5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706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4.5714285714286" calcext:value-type="float">
            <text:p>14.5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814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4.5714285714286" calcext:value-type="float">
            <text:p>14.5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814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4.5714285714286" calcext:value-type="float">
            <text:p>14.5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1689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4.5714285714286" calcext:value-type="float">
            <text:p>14.5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068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43.0552995391705" calcext:value-type="float">
            <text:p>43.06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238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44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84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994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3151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182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2254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230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302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505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53769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2165898617512" calcext:value-type="float">
            <text:p>63.2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9611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4101382488479" calcext:value-type="float">
            <text:p>63.41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352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352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957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946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9881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701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52909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6036866359447" calcext:value-type="float">
            <text:p>63.6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7551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3.8018433179724" calcext:value-type="float">
            <text:p>63.80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144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56.9156626506024" calcext:value-type="float">
            <text:p>56.9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0107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56.9156626506024" calcext:value-type="float">
            <text:p>56.9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9098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54.4912280701754" calcext:value-type="float">
            <text:p>54.49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9758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54.9912280701754" calcext:value-type="float">
            <text:p>54.99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010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.66818181818182" calcext:value-type="float">
            <text:p>5.6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694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.66818181818182" calcext:value-type="float">
            <text:p>5.6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8817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.66818181818182" calcext:value-type="float">
            <text:p>5.6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4267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.85909090909091" calcext:value-type="float">
            <text:p>5.86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857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.85909090909091" calcext:value-type="float">
            <text:p>5.86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7745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8.07727272727273" calcext:value-type="float">
            <text:p>8.08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3395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8.83181818181818" calcext:value-type="float">
            <text:p>8.83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0216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47.2727272727273" calcext:value-type="float">
            <text:p>47.2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8008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44.8732394366197" calcext:value-type="float">
            <text:p>44.87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0313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54.4507042253521" calcext:value-type="float">
            <text:p>54.45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3977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62.5117370892019" calcext:value-type="float">
            <text:p>62.51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7709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4.71296296296296" calcext:value-type="float">
            <text:p>4.71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1942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4.71296296296296" calcext:value-type="float">
            <text:p>4.71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8862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5.32407407407407" calcext:value-type="float">
            <text:p>5.3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8863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5.32407407407407" calcext:value-type="float">
            <text:p>5.3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2170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30.9537037037037" calcext:value-type="float">
            <text:p>30.95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08963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float" office:value="39.4784946236559" calcext:value-type="float">
            <text:p>39.48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24744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42.6373626373626" calcext:value-type="float">
            <text:p>42.64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6448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43.3241758241758" calcext:value-type="float">
            <text:p>43.3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7322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43.3241758241758" calcext:value-type="float">
            <text:p>43.32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5590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46.3351648351648" calcext:value-type="float">
            <text:p>46.34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38264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29.353711790393" calcext:value-type="float">
            <text:p>29.35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_41675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31.4934497816594" calcext:value-type="float">
            <text:p>31.49 </text:p>
          </table:table-cell>
          <table:table-cell office:value-type="string" calcext:value-type="string">
            <text:p>SNP associated with PL</text:p>
          </table:table-cell>
          <table:table-cell office:value-type="string" calcext:value-type="string">
            <text:p>Pod length</text:p>
          </table:table-cell>
          <table:table-cell office:value-type="string" calcext:value-type="string">
            <text:p>This study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2_15062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49.4497816593886" calcext:value-type="float">
            <text:p>49.45 </text:p>
          </table:table-cell>
          <table:table-cell table:style-name="ce6" office:value-type="string" calcext:value-type="string">
            <text:p>SNP associated with PL</text:p>
          </table:table-cell>
          <table:table-cell table:style-name="ce6" office:value-type="string" calcext:value-type="string">
            <text:p>Pod length</text:p>
          </table:table-cell>
          <table:table-cell table:style-name="ce6" office:value-type="string" calcext:value-type="string">
            <text:p>This study</text:p>
          </table:table-cell>
          <table:table-cell table:number-columns-repeated="1018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is stud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5">
          <table:table-cell table:style-name="ce2" office:value-type="string" calcext:value-type="string">
            <text:p>Marker</text:p>
          </table:table-cell>
          <table:table-cell table:style-name="ce2" office:value-type="string" calcext:value-type="string">
            <text:p>QTL</text:p>
          </table:table-cell>
          <table:table-cell table:style-name="ce2" office:value-type="string" calcext:value-type="string">
            <text:p>Traits associated</text:p>
          </table:table-cell>
        </table:table-row>
        <table:table-row table:style-name="ro5">
          <table:table-cell table:style-name="ce4" office:value-type="string" calcext:value-type="string">
            <text:p>2_04960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7765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3724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3725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4595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5214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5215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6051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32458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36087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41026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44486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46273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49346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51786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54163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02274</text:p>
          </table:table-cell>
          <table:table-cell table:style-name="ce7" office:value-type="string" calcext:value-type="string">
            <text:p>Qpl.zaas-3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2600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3813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9653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9184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07408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09633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1712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1830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1831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1040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2575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3751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8910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01644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4969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14970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3361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2_23362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4" office:value-type="string" calcext:value-type="string">
            <text:p>1_1130</text:p>
          </table:table-cell>
          <table:table-cell table:style-name="ce7" office:value-type="string" calcext:value-type="string">
            <text:p>Qpl.zaas-5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591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7062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706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814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814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1689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0682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238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4400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847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994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3151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1820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2254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230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3026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5057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53769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9611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352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3526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957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9462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9881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701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52909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7551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1441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010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909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975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010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694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881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426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8570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774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339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0216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800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031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3977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7709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1942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8862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886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2170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08963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24744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6448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7322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5590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38264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5" office:value-type="string" calcext:value-type="string">
            <text:p>2_41675</text:p>
          </table:table-cell>
          <table:table-cell table:style-name="ce7" office:value-type="string" calcext:value-type="string">
            <text:p>SNP associated with PL</text:p>
          </table:table-cell>
          <table:table-cell table:style-name="ce5" office:value-type="string" calcext:value-type="string">
            <text:p>Pod length</text:p>
          </table:table-cell>
        </table:table-row>
        <table:table-row table:style-name="ro5">
          <table:table-cell table:style-name="ce6" office:value-type="string" calcext:value-type="string">
            <text:p>2_15062</text:p>
          </table:table-cell>
          <table:table-cell table:style-name="ce6" office:value-type="string" calcext:value-type="string">
            <text:p>SNP associated with PL</text:p>
          </table:table-cell>
          <table:table-cell table:style-name="ce6" office:value-type="string" calcext:value-type="string">
            <text:p>Pod length</text:p>
          </table:table-cell>
        </table:table-row>
        <table:table-row table:style-name="ro5" table:number-rows-repeated="1048483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TL" style:display-name="PageStyle_QT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xinyi</meta:initial-creator>
    <meta:creation-date>2015-12-25T02:35:24</meta:creation-date>
    <dc:date>2017-08-31T16:13:30.396148723</dc:date>
    <meta:generator>LibreOffice/5.1.6.2$Linux_X86_64 LibreOffice_project/10m0$Build-2</meta:generator>
    <meta:editing-duration>PT18M41S</meta:editing-duration>
    <meta:editing-cycles>2</meta:editing-cycles>
    <meta:document-statistic meta:table-count="2" meta:cell-count="15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